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79in" fo:margin-left="0in" fo:break-before="column" table:align="left"/>
    </style:style>
    <style:style style:name="Table1.A" style:family="table-column">
      <style:table-column-properties style:column-width="2in"/>
    </style:style>
    <style:style style:name="Table1.B" style:family="table-column">
      <style:table-column-properties style:column-width="4.6979in"/>
    </style:style>
    <style:style style:name="Table1.A1" style:family="table-cell">
      <style:table-cell-properties fo:padding="0.0382in" fo:border-left="none" fo:border-right="none" fo:border-top="1pt solid #000000" fo:border-bottom="none"/>
    </style:style>
    <style:style style:name="Table1.A2" style:family="table-cell">
      <style:table-cell-properties fo:padding="0.0382in" fo:border="none"/>
    </style:style>
    <style:style style:name="Table1.A12" style:family="table-cell">
      <style:table-cell-properties fo:padding="0.0382in" fo:border-left="none" fo:border-right="none" fo:border-top="none" fo:border-bottom="1pt solid #000000"/>
    </style:style>
    <style:style style:name="Table2" style:family="table">
      <style:table-properties style:width="6.6979in" fo:margin-left="0in" fo:break-before="column" table:align="left"/>
    </style:style>
    <style:style style:name="Table2.A" style:family="table-column">
      <style:table-column-properties style:column-width="2in"/>
    </style:style>
    <style:style style:name="Table2.B" style:family="table-column">
      <style:table-column-properties style:column-width="4.6979in"/>
    </style:style>
    <style:style style:name="Table2.A1" style:family="table-cell">
      <style:table-cell-properties fo:padding="0.0382in" fo:border-left="none" fo:border-right="none" fo:border-top="1pt solid #000000" fo:border-bottom="none"/>
    </style:style>
    <style:style style:name="Table2.A2" style:family="table-cell">
      <style:table-cell-properties fo:padding="0.0382in" fo:border="none"/>
    </style:style>
    <style:style style:name="Table3" style:family="table">
      <style:table-properties style:width="6.6979in" fo:margin-left="0in" fo:break-before="column" table:align="left"/>
    </style:style>
    <style:style style:name="Table3.A" style:family="table-column">
      <style:table-column-properties style:column-width="2in"/>
    </style:style>
    <style:style style:name="Table3.B" style:family="table-column">
      <style:table-column-properties style:column-width="4.6979in"/>
    </style:style>
    <style:style style:name="Table3.A1" style:family="table-cell">
      <style:table-cell-properties fo:padding="0.0382in" fo:border-left="none" fo:border-right="none" fo:border-top="1pt solid #000000" fo:border-bottom="none"/>
    </style:style>
    <style:style style:name="Table3.A2" style:family="table-cell">
      <style:table-cell-properties fo:padding="0.0382in" fo:border="none"/>
    </style:style>
    <style:style style:name="P1" style:family="paragraph" style:parent-style-name="Standard">
      <style:paragraph-properties fo:text-align="justify" style:justify-single-word="false"/>
      <style:text-properties style:font-name="arial" officeooo:rsid="001bfeb4" officeooo:paragraph-rsid="001bfeb4"/>
    </style:style>
    <style:style style:name="P2" style:family="paragraph" style:parent-style-name="Standard">
      <style:paragraph-properties fo:text-align="justify" style:justify-single-word="false"/>
      <style:text-properties style:font-name="arial" officeooo:rsid="00337a8f" officeooo:paragraph-rsid="00337a8f"/>
    </style:style>
    <style:style style:name="P3"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arial" officeooo:rsid="0020f304" officeooo:paragraph-rsid="0020f304"/>
    </style:style>
    <style:style style:name="P4"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style:font-name="arial" officeooo:rsid="0022b77c" officeooo:paragraph-rsid="0022b77c"/>
    </style:style>
    <style:style style:name="P5"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style:font-name="arial" officeooo:rsid="002907a0" officeooo:paragraph-rsid="002907a0"/>
    </style:style>
    <style:style style:name="P6"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style:font-name="arial" officeooo:rsid="0029607a" officeooo:paragraph-rsid="0029607a"/>
    </style:style>
    <style:style style:name="P7" style:family="paragraph" style:parent-style-name="Standard" style:master-page-name="">
      <loext:graphic-properties draw:fill="none"/>
      <style:paragraph-properties fo:margin-left="1in" fo:margin-right="0in" fo:text-align="justify" style:justify-single-word="false" fo:text-indent="0in" style:auto-text-indent="false" style:page-number="auto" fo:background-color="transparent"/>
      <style:text-properties style:font-name="arial" officeooo:rsid="002907a0" officeooo:paragraph-rsid="002907a0"/>
    </style:style>
    <style:style style:name="P8" style:family="paragraph" style:parent-style-name="Standard" style:master-page-name="">
      <loext:graphic-properties draw:fill="none"/>
      <style:paragraph-properties fo:margin-left="1in" fo:margin-right="0in" fo:text-align="justify" style:justify-single-word="false" fo:text-indent="0in" style:auto-text-indent="false" style:page-number="auto" fo:background-color="transparent"/>
      <style:text-properties style:font-name="arial" officeooo:rsid="0022b77c" officeooo:paragraph-rsid="0022b77c"/>
    </style:style>
    <style:style style:name="P9" style:family="paragraph" style:parent-style-name="Standard" style:master-page-name="">
      <loext:graphic-properties draw:fill="none"/>
      <style:paragraph-properties fo:margin-left="1in" fo:margin-right="0in" fo:text-align="justify" style:justify-single-word="false" fo:text-indent="0in" style:auto-text-indent="false" style:page-number="auto" fo:background-color="transparent"/>
      <style:text-properties style:font-name="arial" officeooo:rsid="0029607a" officeooo:paragraph-rsid="0029607a"/>
    </style:style>
    <style:style style:name="P10" style:family="paragraph" style:parent-style-name="Standard">
      <loext:graphic-properties draw:fill="none"/>
      <style:paragraph-properties fo:margin-left="0.25in" fo:margin-right="0.1252in" fo:text-align="justify" style:justify-single-word="false" fo:text-indent="0in" style:auto-text-indent="false" fo:background-color="transparent"/>
      <style:text-properties style:font-name="arial" officeooo:rsid="002c264b" officeooo:paragraph-rsid="002c264b"/>
    </style:style>
    <style:style style:name="P11" style:family="paragraph" style:parent-style-name="Standard">
      <loext:graphic-properties draw:fill="none"/>
      <style:paragraph-properties fo:margin-left="0.25in" fo:margin-right="0.1252in" fo:text-align="justify" style:justify-single-word="false" fo:text-indent="0in" style:auto-text-indent="false" fo:background-color="transparent"/>
      <style:text-properties style:font-name="arial" officeooo:rsid="002c3971" officeooo:paragraph-rsid="002c3971"/>
    </style:style>
    <style:style style:name="P12" style:family="paragraph" style:parent-style-name="Standard">
      <loext:graphic-properties draw:fill="none"/>
      <style:paragraph-properties fo:margin-left="0.25in" fo:margin-right="0.1252in" fo:text-align="justify" style:justify-single-word="false" fo:text-indent="0in" style:auto-text-indent="false" fo:background-color="transparent"/>
      <style:text-properties style:font-name="arial" officeooo:rsid="002dcd00" officeooo:paragraph-rsid="002dcd00"/>
    </style:style>
    <style:style style:name="P13" style:family="paragraph" style:parent-style-name="Standard">
      <loext:graphic-properties draw:fill="none"/>
      <style:paragraph-properties fo:margin-left="0.25in" fo:margin-right="0.1252in" fo:text-align="justify" style:justify-single-word="false" fo:text-indent="0in" style:auto-text-indent="false" fo:background-color="transparent"/>
      <style:text-properties style:font-name="arial" officeooo:rsid="002f5223" officeooo:paragraph-rsid="002f5223"/>
    </style:style>
    <style:style style:name="P14" style:family="paragraph" style:parent-style-name="Standard">
      <loext:graphic-properties draw:fill="none"/>
      <style:paragraph-properties fo:margin-left="0.25in" fo:margin-right="0.1252in" fo:text-align="justify" style:justify-single-word="false" fo:text-indent="0in" style:auto-text-indent="false" fo:background-color="transparent"/>
      <style:text-properties style:font-name="arial" officeooo:rsid="0030f608" officeooo:paragraph-rsid="0030f608"/>
    </style:style>
    <style:style style:name="P15" style:family="paragraph" style:parent-style-name="Standard">
      <loext:graphic-properties draw:fill="none"/>
      <style:paragraph-properties fo:margin-left="0.25in" fo:margin-right="0.1252in" fo:text-align="justify" style:justify-single-word="false" fo:text-indent="0in" style:auto-text-indent="false" fo:background-color="transparent"/>
      <style:text-properties style:font-name="arial" officeooo:rsid="00320bb9" officeooo:paragraph-rsid="00320bb9"/>
    </style:style>
    <style:style style:name="P16" style:family="paragraph" style:parent-style-name="Standard" style:master-page-name="">
      <loext:graphic-properties draw:fill="none"/>
      <style:paragraph-properties fo:margin-left="0.25in" fo:margin-right="0in" fo:text-align="justify" style:justify-single-word="false" fo:text-indent="0in" style:auto-text-indent="false" style:page-number="auto" fo:background-color="transparent"/>
      <style:text-properties style:font-name="arial" officeooo:rsid="002c264b" officeooo:paragraph-rsid="002c264b"/>
    </style:style>
    <style:style style:name="P17" style:family="paragraph" style:parent-style-name="Standard" style:master-page-name="">
      <loext:graphic-properties draw:fill="none"/>
      <style:paragraph-properties fo:margin-left="0.25in" fo:margin-right="0in" fo:text-align="justify" style:justify-single-word="false" fo:text-indent="0in" style:auto-text-indent="false" style:page-number="auto" fo:background-color="transparent"/>
      <style:text-properties style:font-name="arial" officeooo:rsid="002c3971" officeooo:paragraph-rsid="002c3971"/>
    </style:style>
    <style:style style:name="P18" style:family="paragraph" style:parent-style-name="Standard" style:master-page-name="">
      <loext:graphic-properties draw:fill="none"/>
      <style:paragraph-properties fo:margin-left="0.25in" fo:margin-right="0in" fo:text-align="justify" style:justify-single-word="false" fo:text-indent="0in" style:auto-text-indent="false" style:page-number="auto" fo:background-color="transparent"/>
      <style:text-properties style:font-name="arial" officeooo:rsid="0030f608" officeooo:paragraph-rsid="0030f608"/>
    </style:style>
    <style:style style:name="P19" style:family="paragraph" style:parent-style-name="Standard" style:master-page-name="">
      <loext:graphic-properties draw:fill="none"/>
      <style:paragraph-properties fo:margin-left="0.25in" fo:margin-right="0in" fo:text-align="justify" style:justify-single-word="false" fo:text-indent="0in" style:auto-text-indent="false" style:page-number="auto" fo:background-color="transparent"/>
      <style:text-properties style:font-name="arial" officeooo:rsid="002dcd00" officeooo:paragraph-rsid="002dcd00"/>
    </style:style>
    <style:style style:name="P20" style:family="paragraph" style:parent-style-name="Standard" style:master-page-name="">
      <loext:graphic-properties draw:fill="none"/>
      <style:paragraph-properties fo:margin-left="0.25in" fo:margin-right="0in" fo:text-align="justify" style:justify-single-word="false" fo:text-indent="0in" style:auto-text-indent="false" style:page-number="auto" fo:background-color="transparent"/>
      <style:text-properties style:font-name="arial" officeooo:rsid="002f5223" officeooo:paragraph-rsid="002f5223"/>
    </style:style>
    <style:style style:name="P21" style:family="paragraph" style:parent-style-name="Standard" style:master-page-name="">
      <loext:graphic-properties draw:fill="none"/>
      <style:paragraph-properties fo:margin-left="0.25in" fo:margin-right="0in" fo:text-align="justify" style:justify-single-word="false" fo:text-indent="0in" style:auto-text-indent="false" style:page-number="auto" fo:background-color="transparent"/>
      <style:text-properties style:font-name="arial" officeooo:rsid="00320bb9" officeooo:paragraph-rsid="00320bb9"/>
    </style:style>
    <style:style style:name="P22" style:family="paragraph" style:parent-style-name="Standard">
      <loext:graphic-properties draw:fill="none"/>
      <style:paragraph-properties fo:margin-left="0.25in" fo:margin-right="0in" fo:text-align="justify" style:justify-single-word="false" fo:text-indent="0in" style:auto-text-indent="false" fo:background-color="transparent"/>
      <style:text-properties style:font-name="arial" officeooo:rsid="002c264b" officeooo:paragraph-rsid="002c264b"/>
    </style:style>
    <style:style style:name="P23"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arial" officeooo:rsid="001f2fe3" officeooo:paragraph-rsid="001bfeb4"/>
    </style:style>
    <style:style style:name="P24" style:family="paragraph" style:parent-style-name="Standard" style:list-style-name="L1">
      <loext:graphic-properties draw:fill="none"/>
      <style:paragraph-properties fo:text-align="justify" style:justify-single-word="false" fo:background-color="transparent"/>
      <style:text-properties style:font-name="arial" officeooo:rsid="001bfeb4" officeooo:paragraph-rsid="001bfeb4"/>
    </style:style>
    <style:style style:name="P25" style:family="paragraph" style:parent-style-name="Standard">
      <style:paragraph-properties fo:text-align="justify" style:justify-single-word="false"/>
      <style:text-properties style:font-name="arial" officeooo:rsid="001bfeb4" officeooo:paragraph-rsid="003273f5"/>
    </style:style>
    <style:style style:name="P26" style:family="paragraph" style:parent-style-name="Standard">
      <style:paragraph-properties fo:text-align="justify" style:justify-single-word="false"/>
      <style:text-properties style:font-name="arial" officeooo:rsid="001bfeb4" officeooo:paragraph-rsid="001bfeb4"/>
    </style:style>
    <style:style style:name="P27" style:family="paragraph" style:parent-style-name="Standard">
      <style:paragraph-properties fo:text-align="justify" style:justify-single-word="false"/>
      <style:text-properties style:font-name="arial" officeooo:rsid="001bfeb4" officeooo:paragraph-rsid="003baf43"/>
    </style:style>
    <style:style style:name="P28" style:family="paragraph" style:parent-style-name="Standard" style:list-style-name="L1">
      <loext:graphic-properties draw:fill="none"/>
      <style:paragraph-properties fo:text-align="justify" style:justify-single-word="false" fo:background-color="transparent"/>
      <style:text-properties style:font-name="arial" officeooo:rsid="00227d40" officeooo:paragraph-rsid="001bfeb4"/>
    </style:style>
    <style:style style:name="P29" style:family="paragraph" style:parent-style-name="Standard" style:list-style-name="L1">
      <loext:graphic-properties draw:fill="none"/>
      <style:paragraph-properties fo:text-align="justify" style:justify-single-word="false" fo:background-color="transparent"/>
      <style:text-properties style:font-name="arial" officeooo:rsid="00227d40" officeooo:paragraph-rsid="00227d40"/>
    </style:style>
    <style:style style:name="P30" style:family="paragraph" style:parent-style-name="Standard" style:list-style-name="L2">
      <loext:graphic-properties draw:fill="none"/>
      <style:paragraph-properties fo:text-align="justify" style:justify-single-word="false" fo:background-color="transparent"/>
      <style:text-properties style:font-name="arial" officeooo:rsid="0022b77c" officeooo:paragraph-rsid="002339e6"/>
    </style:style>
    <style:style style:name="P31" style:family="paragraph" style:parent-style-name="Standard" style:list-style-name="L2">
      <loext:graphic-properties draw:fill="none"/>
      <style:paragraph-properties fo:text-align="justify" style:justify-single-word="false" fo:background-color="transparent"/>
      <style:text-properties style:font-name="arial" officeooo:rsid="002339e6" officeooo:paragraph-rsid="002339e6"/>
    </style:style>
    <style:style style:name="P32" style:family="paragraph" style:parent-style-name="Standard" style:list-style-name="L3">
      <style:paragraph-properties fo:text-align="justify" style:justify-single-word="false"/>
      <style:text-properties style:font-name="arial" officeooo:rsid="0047e001" officeooo:paragraph-rsid="0047e001"/>
    </style:style>
    <style:style style:name="P33" style:family="paragraph" style:parent-style-name="Standard" style:list-style-name="L3">
      <style:paragraph-properties fo:text-align="justify" style:justify-single-word="false"/>
      <style:text-properties style:font-name="arial" officeooo:rsid="004880f7" officeooo:paragraph-rsid="004880f7"/>
    </style:style>
    <style:style style:name="P34" style:family="paragraph" style:parent-style-name="Standard" style:list-style-name="L4">
      <style:paragraph-properties fo:text-align="justify" style:justify-single-word="false"/>
      <style:text-properties style:font-name="arial" officeooo:rsid="004880f7" officeooo:paragraph-rsid="004880f7"/>
    </style:style>
    <style:style style:name="P35" style:family="paragraph" style:parent-style-name="Standard" style:list-style-name="L4">
      <style:paragraph-properties fo:text-align="justify" style:justify-single-word="false"/>
      <style:text-properties style:font-name="arial" officeooo:rsid="004994ee" officeooo:paragraph-rsid="004994ee"/>
    </style:style>
    <style:style style:name="P36" style:family="paragraph" style:parent-style-name="Standard" style:list-style-name="L4">
      <style:paragraph-properties fo:text-align="justify" style:justify-single-word="false"/>
      <style:text-properties style:font-name="arial" officeooo:rsid="004c0590" officeooo:paragraph-rsid="004c0590"/>
    </style:style>
    <style:style style:name="P37" style:family="paragraph" style:parent-style-name="Standard" style:list-style-name="L4">
      <style:paragraph-properties fo:text-align="justify" style:justify-single-word="false"/>
      <style:text-properties style:font-name="arial" officeooo:rsid="004c0590" officeooo:paragraph-rsid="004ca773"/>
    </style:style>
    <style:style style:name="P38" style:family="paragraph" style:parent-style-name="Standard" style:list-style-name="L4">
      <style:paragraph-properties fo:text-align="justify" style:justify-single-word="false"/>
      <style:text-properties style:font-name="arial" officeooo:rsid="004ca773" officeooo:paragraph-rsid="004ca773"/>
    </style:style>
    <style:style style:name="P39" style:family="paragraph" style:parent-style-name="Standard" style:list-style-name="L4">
      <style:paragraph-properties fo:text-align="justify" style:justify-single-word="false"/>
      <style:text-properties style:font-name="arial" officeooo:rsid="004de59e" officeooo:paragraph-rsid="004de59e"/>
    </style:style>
    <style:style style:name="P40" style:family="paragraph" style:parent-style-name="Standard" style:list-style-name="L4">
      <style:paragraph-properties fo:text-align="justify" style:justify-single-word="false"/>
      <style:text-properties style:font-name="arial" officeooo:rsid="0050c3a3" officeooo:paragraph-rsid="0050c3a3"/>
    </style:style>
    <style:style style:name="P41" style:family="paragraph" style:parent-style-name="Standard" style:list-style-name="L4">
      <style:paragraph-properties fo:text-align="justify" style:justify-single-word="false"/>
      <style:text-properties style:font-name="arial" officeooo:rsid="0051de49" officeooo:paragraph-rsid="0051de49"/>
    </style:style>
    <style:style style:name="P42" style:family="paragraph" style:parent-style-name="Standard" style:list-style-name="L4">
      <style:paragraph-properties fo:text-align="justify" style:justify-single-word="false"/>
      <style:text-properties style:font-name="arial" officeooo:rsid="0053f9ca" officeooo:paragraph-rsid="0053f9ca"/>
    </style:style>
    <style:style style:name="P43" style:family="paragraph" style:parent-style-name="Standard" style:list-style-name="L4">
      <style:paragraph-properties fo:text-align="justify" style:justify-single-word="false"/>
      <style:text-properties style:font-name="arial" officeooo:rsid="0053f9ca" officeooo:paragraph-rsid="005ecf4b"/>
    </style:style>
    <style:style style:name="P44" style:family="paragraph" style:parent-style-name="Standard" style:list-style-name="L4">
      <style:paragraph-properties fo:text-align="justify" style:justify-single-word="false"/>
      <style:text-properties style:font-name="arial" officeooo:rsid="0055125c" officeooo:paragraph-rsid="0055125c"/>
    </style:style>
    <style:style style:name="P45" style:family="paragraph" style:parent-style-name="Standard" style:list-style-name="L4">
      <style:paragraph-properties fo:text-align="justify" style:justify-single-word="false"/>
      <style:text-properties style:font-name="arial" officeooo:rsid="0055125c" officeooo:paragraph-rsid="005ecf4b"/>
    </style:style>
    <style:style style:name="P46" style:family="paragraph" style:parent-style-name="Standard" style:list-style-name="L4">
      <style:paragraph-properties fo:text-align="justify" style:justify-single-word="false"/>
      <style:text-properties style:font-name="arial" officeooo:rsid="00562073" officeooo:paragraph-rsid="00562073"/>
    </style:style>
    <style:style style:name="P47" style:family="paragraph" style:parent-style-name="Standard" style:list-style-name="L4">
      <style:paragraph-properties fo:text-align="justify" style:justify-single-word="false"/>
      <style:text-properties style:font-name="arial" officeooo:rsid="00590b31" officeooo:paragraph-rsid="00590b31"/>
    </style:style>
    <style:style style:name="P48" style:family="paragraph" style:parent-style-name="Standard" style:list-style-name="L4">
      <style:paragraph-properties fo:text-align="justify" style:justify-single-word="false"/>
      <style:text-properties style:font-name="arial" officeooo:rsid="005ad5d8" officeooo:paragraph-rsid="005ad5d8"/>
    </style:style>
    <style:style style:name="P49" style:family="paragraph" style:parent-style-name="Standard" style:list-style-name="L4">
      <style:paragraph-properties fo:text-align="justify" style:justify-single-word="false"/>
      <style:text-properties style:font-name="arial" officeooo:rsid="005c6c77" officeooo:paragraph-rsid="005c6c77"/>
    </style:style>
    <style:style style:name="P50" style:family="paragraph" style:parent-style-name="Standard" style:list-style-name="L4">
      <style:paragraph-properties fo:text-align="justify" style:justify-single-word="false"/>
      <style:text-properties style:font-name="arial" officeooo:rsid="005e124e" officeooo:paragraph-rsid="005e124e"/>
    </style:style>
    <style:style style:name="P51" style:family="paragraph" style:parent-style-name="Standard" style:list-style-name="L4">
      <style:paragraph-properties fo:text-align="justify" style:justify-single-word="false"/>
      <style:text-properties style:font-name="arial" officeooo:rsid="005ecf4b" officeooo:paragraph-rsid="005ecf4b"/>
    </style:style>
    <style:style style:name="P52" style:family="paragraph" style:parent-style-name="Standard">
      <style:paragraph-properties fo:text-align="justify" style:justify-single-word="false"/>
      <style:text-properties style:font-name="arial" fo:font-weight="bold" officeooo:rsid="001da018" officeooo:paragraph-rsid="001da018" style:font-weight-asian="bold" style:font-weight-complex="bold"/>
    </style:style>
    <style:style style:name="P53" style:family="paragraph" style:parent-style-name="Standard">
      <style:paragraph-properties fo:text-align="justify" style:justify-single-word="false"/>
      <style:text-properties style:font-name="arial" officeooo:rsid="006296f2" officeooo:paragraph-rsid="006296f2"/>
    </style:style>
    <style:style style:name="P54" style:family="paragraph" style:parent-style-name="Standard" style:list-style-name="L5">
      <style:paragraph-properties fo:text-align="justify" style:justify-single-word="false"/>
      <style:text-properties style:font-name="arial" officeooo:rsid="0066c282" officeooo:paragraph-rsid="0066c282"/>
    </style:style>
    <style:style style:name="P55" style:family="paragraph" style:parent-style-name="Standard" style:list-style-name="L3">
      <style:paragraph-properties fo:text-align="justify" style:justify-single-word="false"/>
      <style:text-properties officeooo:paragraph-rsid="0047e001"/>
    </style:style>
    <style:style style:name="P56" style:family="paragraph" style:parent-style-name="Standard" style:master-page-name="">
      <loext:graphic-properties draw:fill="none"/>
      <style:paragraph-properties fo:margin-left="1in" fo:margin-right="0in" fo:text-align="justify" style:justify-single-word="false" fo:text-indent="0in" style:auto-text-indent="false" style:page-number="auto" fo:background-color="transparent"/>
      <style:text-properties style:font-name="arial" officeooo:rsid="002339e6" officeooo:paragraph-rsid="0022b77c"/>
    </style:style>
    <style:style style:name="P57" style:family="paragraph" style:parent-style-name="Standard" style:master-page-name="">
      <loext:graphic-properties draw:fill="none"/>
      <style:paragraph-properties fo:margin-left="1in" fo:margin-right="0in" fo:text-align="justify" style:justify-single-word="false" fo:text-indent="0in" style:auto-text-indent="false" style:page-number="auto" fo:background-color="transparent"/>
      <style:text-properties style:font-name="arial" officeooo:rsid="00266239" officeooo:paragraph-rsid="0022b77c"/>
    </style:style>
    <style:style style:name="P58" style:family="paragraph" style:parent-style-name="Standard" style:list-style-name="L2" style:master-page-name="">
      <loext:graphic-properties draw:fill="none"/>
      <style:paragraph-properties fo:text-align="justify" style:justify-single-word="false" style:page-number="auto" fo:background-color="transparent"/>
      <style:text-properties style:font-name="arial" officeooo:rsid="002339e6" officeooo:paragraph-rsid="0022b77c"/>
    </style:style>
    <style:style style:name="P59" style:family="paragraph" style:parent-style-name="Standard">
      <loext:graphic-properties draw:fill="none"/>
      <style:paragraph-properties fo:margin-left="0.25in" fo:margin-right="0.1252in" fo:text-align="justify" style:justify-single-word="false" fo:text-indent="0in" style:auto-text-indent="false" fo:background-color="transparent"/>
      <style:text-properties style:font-name="arial" officeooo:rsid="003aa1a5" officeooo:paragraph-rsid="003aa1a5"/>
    </style:style>
    <style:style style:name="P60" style:family="paragraph" style:parent-style-name="Standard">
      <loext:graphic-properties draw:fill="none"/>
      <style:paragraph-properties fo:margin-left="0.25in" fo:margin-right="0.1252in" fo:text-align="justify" style:justify-single-word="false" fo:text-indent="0in" style:auto-text-indent="false" fo:background-color="transparent"/>
      <style:text-properties style:font-name="arial" officeooo:rsid="00337a8f" officeooo:paragraph-rsid="00337a8f"/>
    </style:style>
    <style:style style:name="P61" style:family="paragraph" style:parent-style-name="Standard">
      <loext:graphic-properties draw:fill="none"/>
      <style:paragraph-properties fo:margin-left="0.25in" fo:margin-right="0.1252in" fo:text-align="justify" style:justify-single-word="false" fo:text-indent="0in" style:auto-text-indent="false" fo:background-color="transparent"/>
      <style:text-properties style:font-name="arial" officeooo:rsid="00354566" officeooo:paragraph-rsid="00354566"/>
    </style:style>
    <style:style style:name="P62" style:family="paragraph" style:parent-style-name="Standard">
      <loext:graphic-properties draw:fill="none"/>
      <style:paragraph-properties fo:margin-left="0.25in" fo:margin-right="0.1252in" fo:text-align="justify" style:justify-single-word="false" fo:text-indent="0in" style:auto-text-indent="false" fo:background-color="transparent"/>
      <style:text-properties style:font-name="arial" officeooo:rsid="0036dd83" officeooo:paragraph-rsid="0036dd83"/>
    </style:style>
    <style:style style:name="P63" style:family="paragraph" style:parent-style-name="Standard">
      <loext:graphic-properties draw:fill="none"/>
      <style:paragraph-properties fo:margin-left="0.25in" fo:margin-right="0.1252in" fo:text-align="justify" style:justify-single-word="false" fo:text-indent="0in" style:auto-text-indent="false" fo:background-color="transparent"/>
      <style:text-properties style:font-name="arial" officeooo:rsid="0036dd83" officeooo:paragraph-rsid="003baf43"/>
    </style:style>
    <style:style style:name="P64" style:family="paragraph" style:parent-style-name="Standard">
      <loext:graphic-properties draw:fill="none"/>
      <style:paragraph-properties fo:margin-left="0.25in" fo:margin-right="0.1252in" fo:text-align="justify" style:justify-single-word="false" fo:text-indent="0in" style:auto-text-indent="false" fo:background-color="transparent"/>
      <style:text-properties style:font-name="arial" officeooo:rsid="0037f6c8" officeooo:paragraph-rsid="0037f6c8"/>
    </style:style>
    <style:style style:name="P65" style:family="paragraph" style:parent-style-name="Standard">
      <loext:graphic-properties draw:fill="none"/>
      <style:paragraph-properties fo:margin-left="0.25in" fo:margin-right="0.1252in" fo:text-align="justify" style:justify-single-word="false" fo:text-indent="0in" style:auto-text-indent="false" fo:background-color="transparent"/>
      <style:text-properties style:font-name="arial" officeooo:rsid="0037f6c8" officeooo:paragraph-rsid="003baf43"/>
    </style:style>
    <style:style style:name="P66" style:family="paragraph" style:parent-style-name="Standard">
      <loext:graphic-properties draw:fill="none"/>
      <style:paragraph-properties fo:margin-left="0.25in" fo:margin-right="0.1252in" fo:text-align="justify" style:justify-single-word="false" fo:text-indent="0in" style:auto-text-indent="false" fo:background-color="transparent"/>
      <style:text-properties style:font-name="arial" officeooo:rsid="003d7be6" officeooo:paragraph-rsid="003d7be6"/>
    </style:style>
    <style:style style:name="P67" style:family="paragraph" style:parent-style-name="Standard">
      <loext:graphic-properties draw:fill="none"/>
      <style:paragraph-properties fo:margin-left="0.25in" fo:margin-right="0.1252in" fo:text-align="justify" style:justify-single-word="false" fo:text-indent="0in" style:auto-text-indent="false" fo:background-color="transparent"/>
      <style:text-properties style:font-name="arial" officeooo:rsid="003ec149" officeooo:paragraph-rsid="003ec149"/>
    </style:style>
    <style:style style:name="P68" style:family="paragraph" style:parent-style-name="Standard">
      <loext:graphic-properties draw:fill="none"/>
      <style:paragraph-properties fo:margin-left="0.25in" fo:margin-right="0.1252in" fo:text-align="justify" style:justify-single-word="false" fo:text-indent="0in" style:auto-text-indent="false" fo:background-color="transparent"/>
      <style:text-properties style:font-name="arial" officeooo:rsid="003ec1c7" officeooo:paragraph-rsid="003ec1c7"/>
    </style:style>
    <style:style style:name="P69" style:family="paragraph" style:parent-style-name="Standard">
      <loext:graphic-properties draw:fill="none"/>
      <style:paragraph-properties fo:margin-left="0.25in" fo:margin-right="0.1252in" fo:text-align="justify" style:justify-single-word="false" fo:text-indent="0in" style:auto-text-indent="false" fo:background-color="transparent"/>
      <style:text-properties style:font-name="arial" officeooo:rsid="00400f43" officeooo:paragraph-rsid="00400f43"/>
    </style:style>
    <style:style style:name="P70" style:family="paragraph" style:parent-style-name="Standard">
      <loext:graphic-properties draw:fill="none"/>
      <style:paragraph-properties fo:margin-left="0.25in" fo:margin-right="0.1252in" fo:text-align="justify" style:justify-single-word="false" fo:text-indent="0in" style:auto-text-indent="false" fo:background-color="transparent"/>
      <style:text-properties style:font-name="arial" officeooo:rsid="0044e6d6" officeooo:paragraph-rsid="0044e6d6"/>
    </style:style>
    <style:style style:name="P71" style:family="paragraph" style:parent-style-name="Standard">
      <loext:graphic-properties draw:fill="none"/>
      <style:paragraph-properties fo:margin-left="0.25in" fo:margin-right="0.1252in" fo:text-align="justify" style:justify-single-word="false" fo:text-indent="0in" style:auto-text-indent="false" fo:background-color="transparent"/>
      <style:text-properties style:font-name="arial" officeooo:rsid="0046449d" officeooo:paragraph-rsid="0046449d"/>
    </style:style>
    <style:style style:name="P72" style:family="paragraph" style:parent-style-name="Standard" style:master-page-name="">
      <loext:graphic-properties draw:fill="none"/>
      <style:paragraph-properties fo:margin-left="0.25in" fo:margin-right="0in" fo:text-align="justify" style:justify-single-word="false" fo:text-indent="0in" style:auto-text-indent="false" style:page-number="auto" fo:background-color="transparent"/>
      <style:text-properties style:font-name="arial" officeooo:rsid="00337a8f" officeooo:paragraph-rsid="00337a8f"/>
    </style:style>
    <style:style style:name="P73" style:family="paragraph" style:parent-style-name="Standard" style:master-page-name="">
      <loext:graphic-properties draw:fill="none"/>
      <style:paragraph-properties fo:margin-left="0.25in" fo:margin-right="0in" fo:text-align="justify" style:justify-single-word="false" fo:text-indent="0in" style:auto-text-indent="false" style:page-number="auto" fo:background-color="transparent"/>
      <style:text-properties style:font-name="arial" officeooo:rsid="00354566" officeooo:paragraph-rsid="00354566"/>
    </style:style>
    <style:style style:name="P74" style:family="paragraph" style:parent-style-name="Standard" style:master-page-name="">
      <loext:graphic-properties draw:fill="none"/>
      <style:paragraph-properties fo:margin-left="0.25in" fo:margin-right="0in" fo:text-align="justify" style:justify-single-word="false" fo:text-indent="0in" style:auto-text-indent="false" style:page-number="auto" fo:background-color="transparent"/>
      <style:text-properties style:font-name="arial" officeooo:rsid="002c3971" officeooo:paragraph-rsid="003273f5"/>
    </style:style>
    <style:style style:name="P75" style:family="paragraph" style:parent-style-name="Standard" style:master-page-name="">
      <loext:graphic-properties draw:fill="none"/>
      <style:paragraph-properties fo:margin-left="0.25in" fo:margin-right="0in" fo:text-align="justify" style:justify-single-word="false" fo:text-indent="0in" style:auto-text-indent="false" style:page-number="auto" fo:background-color="transparent"/>
      <style:text-properties style:font-name="arial" officeooo:rsid="0037f6c8" officeooo:paragraph-rsid="0037f6c8"/>
    </style:style>
    <style:style style:name="P76" style:family="paragraph" style:parent-style-name="Standard" style:master-page-name="">
      <loext:graphic-properties draw:fill="none"/>
      <style:paragraph-properties fo:margin-left="0.25in" fo:margin-right="0in" fo:text-align="justify" style:justify-single-word="false" fo:text-indent="0in" style:auto-text-indent="false" style:page-number="auto" fo:background-color="transparent"/>
      <style:text-properties style:font-name="arial" officeooo:rsid="003d7be6" officeooo:paragraph-rsid="003d7be6"/>
    </style:style>
    <style:style style:name="P77" style:family="paragraph" style:parent-style-name="Standard" style:master-page-name="">
      <loext:graphic-properties draw:fill="none"/>
      <style:paragraph-properties fo:margin-left="0.25in" fo:margin-right="0in" fo:text-align="justify" style:justify-single-word="false" fo:text-indent="0in" style:auto-text-indent="false" style:page-number="auto" fo:background-color="transparent"/>
      <style:text-properties style:font-name="arial" officeooo:rsid="003d7be6" officeooo:paragraph-rsid="003d7be6"/>
    </style:style>
    <style:style style:name="P78" style:family="paragraph" style:parent-style-name="Standard" style:master-page-name="">
      <loext:graphic-properties draw:fill="none"/>
      <style:paragraph-properties fo:margin-left="0.25in" fo:margin-right="0in" fo:text-align="justify" style:justify-single-word="false" fo:text-indent="0in" style:auto-text-indent="false" style:page-number="auto" fo:background-color="transparent"/>
      <style:text-properties style:font-name="arial" officeooo:rsid="003d7be6" officeooo:paragraph-rsid="003d7be6"/>
    </style:style>
    <style:style style:name="P79" style:family="paragraph" style:parent-style-name="Standard" style:master-page-name="">
      <loext:graphic-properties draw:fill="none"/>
      <style:paragraph-properties fo:margin-left="0.25in" fo:margin-right="0in" fo:text-align="justify" style:justify-single-word="false" fo:text-indent="0in" style:auto-text-indent="false" style:page-number="auto" fo:background-color="transparent"/>
      <style:text-properties style:font-name="arial" officeooo:rsid="003d7be6" officeooo:paragraph-rsid="003d7be6"/>
    </style:style>
    <style:style style:name="P80" style:family="paragraph" style:parent-style-name="Standard" style:master-page-name="">
      <loext:graphic-properties draw:fill="none"/>
      <style:paragraph-properties fo:margin-left="0.25in" fo:margin-right="0in" fo:text-align="justify" style:justify-single-word="false" fo:text-indent="0in" style:auto-text-indent="false" style:page-number="auto" fo:background-color="transparent"/>
      <style:text-properties style:font-name="arial" officeooo:rsid="003d7be6" officeooo:paragraph-rsid="003d7be6"/>
    </style:style>
    <style:style style:name="P81" style:family="paragraph" style:parent-style-name="Standard" style:master-page-name="">
      <loext:graphic-properties draw:fill="none"/>
      <style:paragraph-properties fo:margin-left="0.25in" fo:margin-right="0in" fo:text-align="justify" style:justify-single-word="false" fo:text-indent="0in" style:auto-text-indent="false" style:page-number="auto" fo:background-color="transparent"/>
      <style:text-properties style:font-name="arial" officeooo:rsid="003d7be6" officeooo:paragraph-rsid="003d7be6"/>
    </style:style>
    <style:style style:name="P82" style:family="paragraph" style:parent-style-name="Standard" style:master-page-name="">
      <loext:graphic-properties draw:fill="none"/>
      <style:paragraph-properties fo:margin-left="0.25in" fo:margin-right="0in" fo:text-align="justify" style:justify-single-word="false" fo:text-indent="0in" style:auto-text-indent="false" style:page-number="auto" fo:background-color="transparent"/>
      <style:text-properties style:font-name="arial" officeooo:rsid="003d7be6" officeooo:paragraph-rsid="003d7be6"/>
    </style:style>
    <style:style style:name="P83" style:family="paragraph" style:parent-style-name="Standard" style:master-page-name="">
      <loext:graphic-properties draw:fill="none"/>
      <style:paragraph-properties fo:margin-left="0.25in" fo:margin-right="0in" fo:text-align="justify" style:justify-single-word="false" fo:text-indent="0in" style:auto-text-indent="false" style:page-number="auto" fo:background-color="transparent"/>
      <style:text-properties style:font-name="arial" officeooo:rsid="003d7be6" officeooo:paragraph-rsid="003d7be6"/>
    </style:style>
    <style:style style:name="P84" style:family="paragraph" style:parent-style-name="Standard" style:master-page-name="">
      <loext:graphic-properties draw:fill="none"/>
      <style:paragraph-properties fo:margin-left="0.25in" fo:margin-right="0in" fo:text-align="justify" style:justify-single-word="false" fo:text-indent="0in" style:auto-text-indent="false" style:page-number="auto" fo:background-color="transparent"/>
      <style:text-properties style:font-name="arial" officeooo:rsid="003d7be6" officeooo:paragraph-rsid="003d7be6"/>
    </style:style>
    <style:style style:name="P85" style:family="paragraph" style:parent-style-name="Standard">
      <style:paragraph-properties fo:margin-left="0.4925in" fo:margin-right="0in" fo:text-align="justify" style:justify-single-word="false" fo:text-indent="0in" style:auto-text-indent="false"/>
      <style:text-properties style:font-name="arial" officeooo:rsid="00647a06" officeooo:paragraph-rsid="00647a06"/>
    </style:style>
    <style:style style:name="P86" style:family="paragraph" style:parent-style-name="Standard">
      <style:paragraph-properties fo:margin-left="0.4925in" fo:margin-right="0in" fo:text-align="justify" style:justify-single-word="false" fo:text-indent="0in" style:auto-text-indent="false"/>
      <style:text-properties style:font-name="arial" officeooo:rsid="0066c282" officeooo:paragraph-rsid="0066c282"/>
    </style:style>
    <style:style style:name="P87" style:family="paragraph" style:parent-style-name="Standard">
      <style:paragraph-properties fo:margin-left="0.4925in" fo:margin-right="0in" fo:text-align="justify" style:justify-single-word="false" fo:text-indent="0in" style:auto-text-indent="false"/>
      <style:text-properties style:font-name="arial" officeooo:rsid="006e761e" officeooo:paragraph-rsid="006e761e"/>
    </style:style>
    <style:style style:name="T1" style:family="text">
      <style:text-properties officeooo:rsid="00227d40"/>
    </style:style>
    <style:style style:name="T2" style:family="text">
      <style:text-properties officeooo:rsid="0022b77c"/>
    </style:style>
    <style:style style:name="T3" style:family="text">
      <style:text-properties officeooo:rsid="00296903"/>
    </style:style>
    <style:style style:name="T4" style:family="text">
      <style:text-properties officeooo:rsid="002c3971"/>
    </style:style>
    <style:style style:name="T5" style:family="text">
      <style:text-properties officeooo:rsid="002dcd00"/>
    </style:style>
    <style:style style:name="T6" style:family="text">
      <style:text-properties officeooo:rsid="0036dd83"/>
    </style:style>
    <style:style style:name="T7" style:family="text">
      <style:text-properties officeooo:rsid="00373abe"/>
    </style:style>
    <style:style style:name="T8" style:family="text">
      <style:text-properties officeooo:rsid="003ec1c7"/>
    </style:style>
    <style:style style:name="T9" style:family="text">
      <style:text-properties officeooo:rsid="00400f43"/>
    </style:style>
    <style:style style:name="T10" style:family="text">
      <style:text-properties officeooo:rsid="0047e001"/>
    </style:style>
    <style:style style:name="T11" style:family="text">
      <style:text-properties style:font-name="arial" officeooo:rsid="0047e001"/>
    </style:style>
    <style:style style:name="T12" style:family="text">
      <style:text-properties officeooo:rsid="004fcd06"/>
    </style:style>
    <style:style style:name="T13" style:family="text">
      <style:text-properties officeooo:rsid="0052855a"/>
    </style:style>
    <style:style style:name="T14" style:family="text">
      <style:text-properties officeooo:rsid="00568b6a"/>
    </style:style>
    <style:style style:name="T15" style:family="text">
      <style:text-properties officeooo:rsid="005c6c77"/>
    </style:style>
    <style:style style:name="T16" style:family="text">
      <style:text-properties officeooo:rsid="006296f2"/>
    </style:style>
    <style:style style:name="T17" style:family="text">
      <style:text-properties officeooo:rsid="00651a19"/>
    </style:style>
    <style:style style:name="T18" style:family="text">
      <style:text-properties officeooo:rsid="00680dad"/>
    </style:style>
    <style:style style:name="T19" style:family="text">
      <style:text-properties officeooo:rsid="006b5748"/>
    </style:style>
    <style:style style:name="T20" style:family="text">
      <style:text-properties officeooo:rsid="006efe1e"/>
    </style:style>
    <style:style style:name="T21" style:family="text">
      <style:text-properties officeooo:rsid="00732509"/>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Constructing View <text:span text:style-name="T16">Layouts</text:span></text:p>
      <text:p text:style-name="P1">View</text:p>
      <text:p text:style-name="P23">View là lớp cha của tất cả các thành phần trong android UI. Chúng ta có thể sử dụng những lớp con mặc định của SDK như ViewGroup, Widget (TextView, EditText,…) hay tự định nghĩa các lớp con khác bằng subclass hay extend các lớp có sẵn. Các thuộc tính cơ bản của View có thể kể đến:</text:p>
      <text:list xml:id="list8902491243485729213" text:style-name="L1">
        <text:list-item>
          <text:p text:style-name="P28">background<text:tab/><text:tab/>tham chiếu drawable để vẽ nền của view đó</text:p>
        </text:list-item>
        <text:list-item>
          <text:p text:style-name="P24">id<text:tab/><text:tab/><text:tab/>id <text:span text:style-name="T1">của view để tham chiếu</text:span></text:p>
        </text:list-item>
        <text:list-item>
          <text:p text:style-name="P24">onClick<text:tab/><text:tab/><text:span text:style-name="T1">tên hàm cần gọi khi view được click </text:span></text:p>
        </text:list-item>
        <text:list-item>
          <text:p text:style-name="P29">padding<text:tab/><text:tab/>thông số padding</text:p>
        </text:list-item>
        <text:list-item>
          <text:p text:style-name="P29">visibility<text:tab/><text:tab/>tùy chỉnh hiện ẩn của view</text:p>
        </text:list-item>
        <text:list-item>
          <text:p text:style-name="P29">...</text:p>
        </text:list-item>
      </text:list>
      <text:p text:style-name="P1">ViewGroup</text:p>
      <text:p text:style-name="P3">ViewGroup là một lớp con của View. ViewGroup là lớp cơ sở cho layout, là một dạng container, một loại view chứa những view (hoặc ViewGroup) khác. <text:span text:style-name="T2">Phổ biến nhất là các dạng layout của SDK</text:span></text:p>
      <text:p text:style-name="P4">LinearLayout</text:p>
      <text:p text:style-name="P8">bố trí các view con bên trong thành từng dòng hoặc từng hàng (tùy thuộc thuộc tính orientation là vertical hay horizontal). Thuộc tính đáng đểý là weight để quyết định một view con trong đó chiếm bao nhiêu phần trong layout này.</text:p>
      <text:p text:style-name="P4">RelativeLayout</text:p>
      <text:p text:style-name="P56">layout sử dụng để bố trí các view con theo ví trị tương đối với chính layout đó hoặc với các view con trong layout. Ví dụ như nằm bên trái/phải/trên/dưới một view nào đó, hay nằm ở giữa layout này,… Có thể kể đến các thuộc tính hay được sử dụng:</text:p>
      <text:list xml:id="list1697740834012569576" text:style-name="L2">
        <text:list-item>
          <text:p text:style-name="P58">layout_alignParentTop<text:tab/>view nằm ngay viền trên của layout</text:p>
        </text:list-item>
        <text:list-item>
          <text:p text:style-name="P31">layout_centerVertical<text:tab/>view nằm ngay giữa layout</text:p>
        </text:list-item>
        <text:list-item>
          <text:p text:style-name="P31">layout_below<text:tab/><text:tab/>view nằm dưới view được xác định</text:p>
        </text:list-item>
        <text:list-item>
          <text:p text:style-name="P31">layout_toRightOf<text:tab/><text:tab/>view nằm bên phải view <text:s/>xác định</text:p>
        </text:list-item>
        <text:list-item>
          <text:p text:style-name="P30">...</text:p>
        </text:list-item>
      </text:list>
      <text:p text:style-name="P4">FrameLayout</text:p>
      <text:p text:style-name="P57">layout này sắp xếp các view bên trong nó theo stack (LIFO), xếp chồng theo trục z, tức view này sẽ đè lên view khác (overlapping). Cũng vì vậy, FrameLayout thường được khuyến nghị sử dụng chỉ chứa 1 view duy nhất. Chúng ta bố trị các view trong FrameLayout bằng thuộc tính layout_gravity.</text:p>
      <text:p text:style-name="P6">GridLayout</text:p>
      <text:p text:style-name="P9">Tương tự LinearLayout nhưng thay vì chỉ là theo dòng hoặc cột thì gridLayout sẽ chia màn hình thành mạng lưới, với các view bên trog chiếm 1 hoặc nhiều ô của mạng lưới này. Thuộc tính cần sử dụng là columnCount (số cột) và rowCount (số dòng). <text:span text:style-name="T3">Các view trong gridLayout có thể sử dụng các thuộc tính layout_column, layout_row để xác định thứ tự dòng, cột định vị và layout_columnSpan, layout_rowSpan để xác định số ô mà nó chiếm.</text:span></text:p>
      <text:p text:style-name="P5">ConstraintLayout</text:p>
      <text:p text:style-name="P7">Một layout mới tương tự nhưng hiệu quả hơn RelativeLayout.</text:p>
      <text:p text:style-name="P4"/>
      <text:p text:style-name="P1">TextView</text:p>
      <text:p text:style-name="P1"/>
      <table:table table:name="Table1" table:style-name="Table1">
        <table:table-column table:style-name="Table1.A"/>
        <table:table-column table:style-name="Table1.B"/>
        <table:table-row>
          <table:table-cell table:style-name="Table1.A1" office:value-type="string">
            <text:p text:style-name="P16"><text:span text:style-name="T4">a</text:span>utoLink</text:p>
            <text:p text:style-name="P22"/>
          </table:table-cell>
          <table:table-cell table:style-name="Table1.A1" office:value-type="string">
            <text:p text:style-name="P10">tự nhận diện link như web hoặc email và làm cho TextView nhấn được để theo đường link</text:p>
          </table:table-cell>
        </table:table-row>
        <text:soft-page-break/>
        <table:table-row>
          <table:table-cell table:style-name="Table1.A2" office:value-type="string">
            <text:p text:style-name="P17">drawableLeft<text:line-break/>drawableRight, <text:line-break/>drawbleBottom,...</text:p>
          </table:table-cell>
          <table:table-cell table:style-name="Table1.A2" office:value-type="string">
            <text:p text:style-name="P11">chèn thêm drawable vào vị trí tương ứng với chữ</text:p>
          </table:table-cell>
        </table:table-row>
        <table:table-row>
          <table:table-cell table:style-name="Table1.A2" office:value-type="string">
            <text:p text:style-name="P19">fontFamily</text:p>
          </table:table-cell>
          <table:table-cell table:style-name="Table1.A2" office:value-type="string">
            <text:p text:style-name="P12">thay đổi font chữ của TextView</text:p>
          </table:table-cell>
        </table:table-row>
        <table:table-row>
          <table:table-cell table:style-name="Table1.A2" office:value-type="string">
            <text:p text:style-name="P16">g<text:span text:style-name="T5">ravity</text:span></text:p>
          </table:table-cell>
          <table:table-cell table:style-name="Table1.A2" office:value-type="string">
            <text:p text:style-name="P12">canh lề đoạn chữ so với với TextView khi đoạn chữ có kích thước nhỏ hơn TextView</text:p>
          </table:table-cell>
        </table:table-row>
        <table:table-row>
          <table:table-cell table:style-name="Table1.A2" office:value-type="string">
            <text:p text:style-name="P20">hint</text:p>
          </table:table-cell>
          <table:table-cell table:style-name="Table1.A2" office:value-type="string">
            <text:p text:style-name="P13">để hint khi chưa có chữ trong TextView</text:p>
          </table:table-cell>
        </table:table-row>
        <table:table-row>
          <table:table-cell table:style-name="Table1.A2" office:value-type="string">
            <text:p text:style-name="P18">text</text:p>
          </table:table-cell>
          <table:table-cell table:style-name="Table1.A2" office:value-type="string">
            <text:p text:style-name="P14">chữ hiển thị</text:p>
          </table:table-cell>
        </table:table-row>
        <table:table-row>
          <table:table-cell table:style-name="Table1.A2" office:value-type="string">
            <text:p text:style-name="P18">textAllCaps</text:p>
          </table:table-cell>
          <table:table-cell table:style-name="Table1.A2" office:value-type="string">
            <text:p text:style-name="P14">dạng viết hoa</text:p>
          </table:table-cell>
        </table:table-row>
        <table:table-row>
          <table:table-cell table:style-name="Table1.A2" office:value-type="string">
            <text:p text:style-name="P18">textColor</text:p>
          </table:table-cell>
          <table:table-cell table:style-name="Table1.A2" office:value-type="string">
            <text:p text:style-name="P14">màu chữ</text:p>
          </table:table-cell>
        </table:table-row>
        <table:table-row>
          <table:table-cell table:style-name="Table1.A2" office:value-type="string">
            <text:p text:style-name="P18">textAppearance</text:p>
          </table:table-cell>
          <table:table-cell table:style-name="Table1.A2" office:value-type="string">
            <text:p text:style-name="P14">kiểu chữ chuẩn (màu, typeface, kích thước, style)</text:p>
          </table:table-cell>
        </table:table-row>
        <table:table-row>
          <table:table-cell table:style-name="Table1.A2" office:value-type="string">
            <text:p text:style-name="P18">textStyle</text:p>
          </table:table-cell>
          <table:table-cell table:style-name="Table1.A2" office:value-type="string">
            <text:p text:style-name="P14">style của text (in đậm, in nghiên, cả hai)</text:p>
          </table:table-cell>
        </table:table-row>
        <table:table-row>
          <table:table-cell table:style-name="Table1.A2" office:value-type="string">
            <text:p text:style-name="P18">typeface</text:p>
          </table:table-cell>
          <table:table-cell table:style-name="Table1.A2" office:value-type="string">
            <text:p text:style-name="P14">bình thường, sans, serif, monoospace</text:p>
          </table:table-cell>
        </table:table-row>
        <table:table-row>
          <table:table-cell table:style-name="Table1.A12" office:value-type="string">
            <text:p text:style-name="P21">textColorLink</text:p>
          </table:table-cell>
          <table:table-cell table:style-name="Table1.A12" office:value-type="string">
            <text:p text:style-name="P15">màu cho link</text:p>
          </table:table-cell>
        </table:table-row>
      </table:table>
      <text:p text:style-name="P1"/>
      <text:p text:style-name="P1">EditText</text:p>
      <text:p text:style-name="P2">EditText là widget kế thừa của TextView, nên sẽ sở hữu các thuộc tính của TextView.</text:p>
      <text:p text:style-name="P2"/>
      <table:table table:name="Table2" table:style-name="Table2">
        <table:table-column table:style-name="Table2.A"/>
        <table:table-column table:style-name="Table2.B"/>
        <table:table-row>
          <table:table-cell table:style-name="Table2.A1" office:value-type="string">
            <text:p text:style-name="P72">capitalize (deprecated)</text:p>
          </table:table-cell>
          <table:table-cell table:style-name="Table2.A1" office:value-type="string">
            <text:p text:style-name="P60">tự động chuyển thành kiểu chữ in hoa (theo ký tự, theo từ, theo câu)</text:p>
          </table:table-cell>
        </table:table-row>
        <table:table-row>
          <table:table-cell table:style-name="Table2.A2" office:value-type="string">
            <text:p text:style-name="P73">digits</text:p>
          </table:table-cell>
          <table:table-cell table:style-name="Table2.A2" office:value-type="string">
            <text:p text:style-name="P61">giới hạn những ký tự nào sẽ được chấp nhận</text:p>
          </table:table-cell>
        </table:table-row>
        <table:table-row>
          <table:table-cell table:style-name="Table2.A2" office:value-type="string">
            <text:p text:style-name="P74">edittable</text:p>
          </table:table-cell>
          <table:table-cell table:style-name="Table2.A2" office:value-type="string">
            <text:p text:style-name="P62">cho phép sửa đổi hay không</text:p>
          </table:table-cell>
        </table:table-row>
        <table:table-row>
          <table:table-cell table:style-name="Table2.A2" office:value-type="string">
            <text:p text:style-name="P74">Input<text:span text:style-name="T6">Type</text:span></text:p>
          </table:table-cell>
          <table:table-cell table:style-name="Table2.A2" office:value-type="string">
            <text:p text:style-name="P62">loại dữ liệu của EditText, ví dụ như date, number, phone, numberDecimal,…</text:p>
            <text:p text:style-name="P62">định dạng <text:span text:style-name="T7">chữ như textCapWords, textCapSentences, textEmailAddress, textPassword, textVisiblePassword,...</text:span></text:p>
            <text:p text:style-name="P62">định dạng EditText <text:span text:style-name="T7">như textMultiLine, textAutoCorrect, textNoSuggestions,….</text:span></text:p>
          </table:table-cell>
        </table:table-row>
        <table:table-row>
          <table:table-cell table:style-name="Table2.A2" office:value-type="string">
            <text:p text:style-name="P75">lines</text:p>
          </table:table-cell>
          <table:table-cell table:style-name="Table2.A2" office:value-type="string">
            <text:p text:style-name="P64">số dòng của EditText</text:p>
          </table:table-cell>
        </table:table-row>
        <table:table-row>
          <table:table-cell table:style-name="Table2.A2" office:value-type="string">
            <text:p text:style-name="P75">maxLines / minLines</text:p>
          </table:table-cell>
          <table:table-cell table:style-name="Table2.A2" office:value-type="string">
            <text:p text:style-name="P64">số dòng tối đa / tối thiểu của EditText</text:p>
          </table:table-cell>
        </table:table-row>
        <table:table-row>
          <table:table-cell table:style-name="Table2.A2" office:value-type="string">
            <text:p text:style-name="P74">imeOptions</text:p>
          </table:table-cell>
          <table:table-cell table:style-name="Table2.A2" office:value-type="string">
            <text:p text:style-name="P59">thay đổi chức năng của phím Done</text:p>
          </table:table-cell>
        </table:table-row>
        <table:table-row>
          <table:table-cell table:style-name="Table2.A2" office:value-type="string">
            <text:p text:style-name="P74">singleLine</text:p>
          </table:table-cell>
          <table:table-cell table:style-name="Table2.A2" office:value-type="string">
            <text:p text:style-name="P59">giới hạn EditText thành 1 dòng duy nhất, chuyển sang bước tiếp theo nếu ấn enter.</text:p>
          </table:table-cell>
        </table:table-row>
      </table:table>
      <text:p text:style-name="P25"/>
      <text:p text:style-name="P1">Image View</text:p>
      <text:p text:style-name="P1"/>
      <table:table table:name="Table3" table:style-name="Table3">
        <table:table-column table:style-name="Table3.A"/>
        <table:table-column table:style-name="Table3.B"/>
        <table:table-row>
          <table:table-cell table:style-name="Table3.A1" office:value-type="string">
            <text:p text:style-name="P76">src</text:p>
          </table:table-cell>
          <table:table-cell table:style-name="Table3.A1" office:value-type="string">
            <text:p text:style-name="P66">đường dẫn của ảnh</text:p>
          </table:table-cell>
        </table:table-row>
        <table:table-row>
          <table:table-cell table:style-name="Table3.A2" office:value-type="string">
            <text:p text:style-name="P76">tint</text:p>
          </table:table-cell>
          <table:table-cell table:style-name="Table3.A2" office:value-type="string">
            <text:p text:style-name="P69">màu của ảnh</text:p>
          </table:table-cell>
        </table:table-row>
        <table:table-row>
          <table:table-cell table:style-name="Table3.A2" office:value-type="string">
            <text:p text:style-name="P76">tintMode</text:p>
          </table:table-cell>
          <table:table-cell table:style-name="Table3.A2" office:value-type="string">
            <text:p text:style-name="P63">cơ <text:span text:style-name="T9">bản là cách tint, mỗi giá trị sẽ có công thức tính toán màu khác nhau.</text:span></text:p>
          </table:table-cell>
        </table:table-row>
        <table:table-row>
          <table:table-cell table:style-name="Table3.A2" office:value-type="string">
            <text:p text:style-name="P76">scaletype</text:p>
          </table:table-cell>
          <table:table-cell table:style-name="Table3.A2" office:value-type="string">
            <text:p text:style-name="P68">quyết định kích thước ảnh để cho vào ImageView</text:p>
            <text:p text:style-name="P68">center: để ở giữa, không scale</text:p>
            <text:p text:style-name="P68">centerCrop: để giữa, scale (giữ nguyên tỉ lệ) sao cho <text:soft-page-break/>kích thước ảnh lớn hơn hoặc bằng ImageView.</text:p>
            <text:p text:style-name="P68">centerInside: như centerCrop nhưng là nhỏ hơn hoặc bằng.</text:p>
            <text:p text:style-name="P68">fitCenter, fitEnd, fitStart, fitXY: các kiểu scale khác nhau.</text:p>
          </table:table-cell>
        </table:table-row>
        <table:table-row>
          <table:table-cell table:style-name="Table3.A2" office:value-type="string">
            <text:p text:style-name="P76">maxHeight</text:p>
          </table:table-cell>
          <table:table-cell table:style-name="Table3.A2" office:value-type="string">
            <text:p text:style-name="P68">chiều cao tối đa</text:p>
          </table:table-cell>
        </table:table-row>
        <table:table-row>
          <table:table-cell table:style-name="Table3.A2" office:value-type="string">
            <text:p text:style-name="P76">maxWidth</text:p>
          </table:table-cell>
          <table:table-cell table:style-name="Table3.A2" office:value-type="string">
            <text:p text:style-name="P65">độ dài <text:span text:style-name="T8">tối đa</text:span></text:p>
          </table:table-cell>
        </table:table-row>
        <table:table-row>
          <table:table-cell table:style-name="Table3.A2" office:value-type="string">
            <text:p text:style-name="P76">cropToPadding</text:p>
          </table:table-cell>
          <table:table-cell table:style-name="Table3.A2" office:value-type="string">
            <text:p text:style-name="P71">crop để ImageView có padding</text:p>
          </table:table-cell>
        </table:table-row>
        <table:table-row>
          <table:table-cell table:style-name="Table3.A2" office:value-type="string">
            <text:p text:style-name="P76">baseline</text:p>
          </table:table-cell>
          <table:table-cell table:style-name="Table3.A2" office:value-type="string">
            <text:p text:style-name="P70">đặt giá trị của baseline để canh lề với thành phần khác</text:p>
          </table:table-cell>
        </table:table-row>
        <table:table-row>
          <table:table-cell table:style-name="Table3.A2" office:value-type="string">
            <text:p text:style-name="P76">baselineAlignBottom</text:p>
          </table:table-cell>
          <table:table-cell table:style-name="Table3.A2" office:value-type="string">
            <text:p text:style-name="P70">canh lề sao cho 2 thành phần cùng baseline ở dưới</text:p>
          </table:table-cell>
        </table:table-row>
        <table:table-row>
          <table:table-cell table:style-name="Table3.A2" office:value-type="string">
            <text:p text:style-name="P76">adjustViewBounds</text:p>
          </table:table-cell>
          <table:table-cell table:style-name="Table3.A2" office:value-type="string">
            <text:p text:style-name="P67">thay đổi giới hạn của bức ảnh để chèn vào ImageView nhưng vẫn đảm bản tỉ lệ bức ảnh</text:p>
          </table:table-cell>
        </table:table-row>
      </table:table>
      <text:p text:style-name="P27"/>
      <text:p text:style-name="P27">Input Views</text:p>
      <text:p text:style-name="P27">And<text:span text:style-name="T10">roid hỗ trợ khá nhiều các widget để nhận dữ liệu input từ người dùng. Những loại phổ biến nhất là:</text:span></text:p>
      <text:list xml:id="list5965236721956924136" text:style-name="L3">
        <text:list-item>
          <text:p text:style-name="P32">Button</text:p>
        </text:list-item>
      </text:list>
      <text:list xml:id="list1728595173782697218" text:style-name="L4">
        <text:list-item>
          <text:list>
            <text:list-item>
              <text:p text:style-name="P34">Loại: single action</text:p>
            </text:list-item>
          </text:list>
        </text:list-item>
      </text:list>
      <text:list xml:id="list183225685357397" text:continue-list="list5965236721956924136" text:style-name="L3">
        <text:list-item>
          <text:p text:style-name="P33">EditText</text:p>
        </text:list-item>
      </text:list>
      <text:list xml:id="list183226128160117" text:continue-list="list1728595173782697218" text:style-name="L4">
        <text:list-item>
          <text:list>
            <text:list-item>
              <text:p text:style-name="P34">Loại: Text</text:p>
            </text:list-item>
            <text:list-item>
              <text:p text:style-name="P35">Mô tả: như trên</text:p>
            </text:list-item>
          </text:list>
        </text:list-item>
      </text:list>
      <text:list xml:id="list183226342094638" text:continue-list="list183225685357397" text:style-name="L3">
        <text:list-item>
          <text:p text:style-name="P32">Checkbox</text:p>
        </text:list-item>
      </text:list>
      <text:list xml:id="list183225556259806" text:continue-list="list183226128160117" text:style-name="L4">
        <text:list-item>
          <text:list>
            <text:list-item>
              <text:p text:style-name="P34">Loại: Boolean</text:p>
            </text:list-item>
            <text:list-item>
              <text:p text:style-name="P37">Các thuộc tính phổ biến:</text:p>
              <text:list>
                <text:list-item>
                  <text:p text:style-name="P38">checked: giá trị mặc định ban đầu</text:p>
                </text:list-item>
              </text:list>
            </text:list-item>
            <text:list-item>
              <text:p text:style-name="P39">Cách đọc (thay đổi) giá trị: tìm thành phần thông qua finViewById rồi gọi hàm isChecked (setChecked). <text:span text:style-name="T12">Ngoài ra có thể gắn ChangeListener để theo dõi việc checkbox thay đổi giá trị.</text:span></text:p>
            </text:list-item>
          </text:list>
        </text:list-item>
      </text:list>
      <text:list xml:id="list183225163188943" text:continue-list="list183226342094638" text:style-name="L3">
        <text:list-item>
          <text:p text:style-name="P32">Radio Button</text:p>
        </text:list-item>
      </text:list>
      <text:list xml:id="list183226729166707" text:continue-list="list183225556259806" text:style-name="L4">
        <text:list-item>
          <text:list>
            <text:list-item>
              <text:p text:style-name="P34">Loại: single choice</text:p>
            </text:list-item>
            <text:list-item>
              <text:p text:style-name="P40">Cách dùng: dùng một thành phần RadioGroup bên ngoài chứa các RadioButton cần thiết bên trong. Mỗi RadioButton để một thuộc tính onClick để tham chiếu hàm xử lý các kết quả. Trong hàm này, ta lấy id RadioButton bị thay đổi và quyết định cách xử lý.</text:p>
            </text:list-item>
          </text:list>
        </text:list-item>
      </text:list>
      <text:list xml:id="list183225791862782" text:continue-list="list183225163188943" text:style-name="L3">
        <text:list-item>
          <text:p text:style-name="P32">Spinner</text:p>
        </text:list-item>
      </text:list>
      <text:list xml:id="list183226388887629" text:continue-list="list183226729166707" text:style-name="L4">
        <text:list-item>
          <text:list>
            <text:list-item>
              <text:p text:style-name="P34">Loại: single choice</text:p>
            </text:list-item>
            <text:list-item>
              <text:p text:style-name="P41">Cách dùng: tạo một array chứa các giá trị cần chọn trong tài nguyên rồi tham chiếu qua thuộc tính entries. Để <text:span text:style-name="T13">lấy kết quả, gọi hàm getSelectedItem.</text:span></text:p>
            </text:list-item>
            <text:list-item>
              <text:p text:style-name="P50">Ngoài ra, có thể tự viết custom spinner để thỏa yêu cầu.</text:p>
            </text:list-item>
          </text:list>
        </text:list-item>
      </text:list>
      <text:list xml:id="list183225534091780" text:continue-list="list183225791862782" text:style-name="L3">
        <text:list-item>
          <text:p text:style-name="P32">SeekBar</text:p>
        </text:list-item>
      </text:list>
      <text:list xml:id="list183227021536604" text:continue-list="list183226388887629" text:style-name="L4">
        <text:list-item>
          <text:list>
            <text:list-item>
              <text:p text:style-name="P34">Loại: Integer</text:p>
            </text:list-item>
            <text:list-item>
              <text:p text:style-name="P47">Các thuộc tính phổ biến:</text:p>
              <text:list>
                <text:list-item>
                  <text:p text:style-name="P47">thumb: biểu tượng thanh kéo</text:p>
                </text:list-item>
                <text:list-item>
                  <text:p text:style-name="P47">max: giá trị lớn nhất mà SeekBar có thể đạt.</text:p>
                </text:list-item>
                <text:list-item>
                  <text:p text:style-name="P48"><text:span text:style-name="T15">p</text:span>rogress: giá trị <text:s/>của SeekBar.</text:p>
                </text:list-item>
                <text:list-item>
                  <text:p text:style-name="P49">progressDrawable: hình cho thanh progress</text:p>
                </text:list-item>
              </text:list>
            </text:list-item>
          </text:list>
        </text:list-item>
      </text:list>
      <text:list xml:id="list183226394147044" text:continue-list="list183225534091780" text:style-name="L3">
        <text:list-item>
          <text:p text:style-name="P32">RatingBar</text:p>
        </text:list-item>
      </text:list>
      <text:list xml:id="list183226208736415" text:continue-list="list183227021536604" text:style-name="L4">
        <text:list-item>
          <text:list>
            <text:list-item>
              <text:p text:style-name="P34">Loại: Rating</text:p>
            </text:list-item>
            <text:list-item>
              <text:p text:style-name="P42"><text:bookmark-start text:name="__DdeLink__264_600639859"/>Các thuộc tính phổ biến:</text:p>
              <text:list>
                <text:list-item>
                  <text:p text:style-name="P42"><text:soft-page-break/>numStars: số lượng ngôi sao để rate</text:p>
                </text:list-item>
                <text:list-item>
                  <text:p text:style-name="P42">rating: điểm rating mặc định</text:p>
                </text:list-item>
                <text:list-item>
                  <text:p text:style-name="P42">stepSize: khoảng cách nhỏ nhất giữa hai điểm</text:p>
                </text:list-item>
                <text:list-item>
                  <text:p text:style-name="P42">isIndicator: có phải chỉ thị và không thay đổi được</text:p>
                </text:list-item>
              </text:list>
            </text:list-item>
            <text:list-item>
              <text:p text:style-name="P44">cách lấy kết quả: gọi hàm getRating<text:bookmark-end text:name="__DdeLink__264_600639859"/></text:p>
            </text:list-item>
          </text:list>
        </text:list-item>
      </text:list>
      <text:list xml:id="list183226834711919" text:continue-list="list183226394147044" text:style-name="L3">
        <text:list-item>
          <text:p text:style-name="P55"><text:span text:style-name="T11">Switch</text:span></text:p>
        </text:list-item>
      </text:list>
      <text:list xml:id="list183227071903099" text:continue-list="list183226208736415" text:style-name="L4">
        <text:list-item>
          <text:list>
            <text:list-item>
              <text:p text:style-name="P34">Loại: boolean</text:p>
            </text:list-item>
            <text:list-item>
              <text:p text:style-name="P43">Các thuộc tính phổ biến:</text:p>
              <text:list>
                <text:list-item>
                  <text:p text:style-name="P51">textOn và textOff: hiện ẩn chữ tùy theo lựa chọn của switch</text:p>
                </text:list-item>
                <text:list-item>
                  <text:p text:style-name="P51">checked: giá trị mặc định</text:p>
                </text:list-item>
              </text:list>
            </text:list-item>
            <text:list-item>
              <text:p text:style-name="P45">cách lấy kết quả: gọi hàm getRating</text:p>
            </text:list-item>
            <text:list-item>
              <text:p text:style-name="P46">cách dùng: setOnCheckedChangeListener để <text:span text:style-name="T14">nghe thay đổi, sử dụng isChecked để lấy kết quả.</text:span></text:p>
            </text:list-item>
          </text:list>
        </text:list-item>
      </text:list>
      <text:list xml:id="list183225763492385" text:continue-list="list183226834711919" text:style-name="L3">
        <text:list-item>
          <text:p text:style-name="P32">DateTimePicker</text:p>
        </text:list-item>
      </text:list>
      <text:list xml:id="list183226357924619" text:continue-list="list183227071903099" text:style-name="L4">
        <text:list-item>
          <text:list>
            <text:list-item>
              <text:p text:style-name="P34">Loại: Date, Time</text:p>
            </text:list-item>
            <text:list-item>
              <text:p text:style-name="P36"><text:bookmark-start text:name="__DdeLink__262_600639859"/>Các thuộc tính phổ biến:</text:p>
              <text:list>
                <text:list-item>
                  <text:p text:style-name="P36">datePickerMode: kiểu chọn (calendar hoặc spinner)</text:p>
                </text:list-item>
                <text:list-item>
                  <text:p text:style-name="P36">firstDayOfWeek: ngày đầu tiên của tuần</text:p>
                </text:list-item>
                <text:list-item>
                  <text:p text:style-name="P38">maxDate/minDate: ngày xa nhất (trước và sau)<text:bookmark-end text:name="__DdeLink__262_600639859"/> có thể hiển thị</text:p>
                </text:list-item>
              </text:list>
            </text:list-item>
          </text:list>
        </text:list-item>
      </text:list>
      <text:p text:style-name="P1">ScrollView</text:p>
      <text:p text:style-name="P1">dùng <text:span text:style-name="T21">ScrollView chứa các phần tử trong một container có thể scroll. ScrollView có chiều scroll là vertical. Muốn sử dụng cho chiều ngang ta sử dụng HorizontalScrollView. </text:span></text:p>
      <text:p text:style-name="P1"/>
      <text:p text:style-name="P1"/>
      <text:p text:style-name="P1"/>
      <text:p text:style-name="P1"/>
      <text:p text:style-name="P53">Sự khác nhau giữa ListView và RecyclerView</text:p>
      <text:list xml:id="list344198739381045159" text:style-name="L5">
        <text:list-item>
          <text:p text:style-name="P54">View Holder</text:p>
        </text:list-item>
      </text:list>
      <text:p text:style-name="P85">RecyclerView bắt buộc ta phải thực hiện ViewHolder, trong khi điều này là không bắt buộc với ListView. Điều này dẫn tới ListView dễ viết hơn nhưng không hiệu quả <text:span text:style-name="T17">(không sử dụng lại cell khi scroll)</text:span> và ít lỗi <text:span text:style-name="T17">(vấn đề về ImageView trong ListView)</text:span> bằng RecyclerView.</text:p>
      <text:list xml:id="list183226880065642" text:continue-numbering="true" text:style-name="L5">
        <text:list-item>
          <text:p text:style-name="P54">Layout Manager</text:p>
        </text:list-item>
      </text:list>
      <text:p text:style-name="P86">ListView được <text:span text:style-name="T18">thực hiện để </text:span>hỗ trợ <text:span text:style-name="T18">scroll đứng </text:span>(vertical). <text:span text:style-name="T18">Nhưng RecyclerView lại được hỗ trợ khá nhiều dạng list, scroll ngang (horizontal), hoặc thậm chí là GridList. Cụ thể Layout Manager của RecyclerView gồm 3 dạng: LinearLayoutManager (horizontal và vertical scroll list), StaggeredGridLayoutManager và GridLayoutManager.</text:span></text:p>
      <text:list xml:id="list183225393066828" text:continue-numbering="true" text:style-name="L5">
        <text:list-item>
          <text:p text:style-name="P54">Item Animator</text:p>
        </text:list-item>
      </text:list>
      <text:p text:style-name="P86">RecyclerView hỗ trợ về vấn đề animation <text:span text:style-name="T19">tốt hơn hẳn với ItemAnimator. Chúng ta có thể tự tạo animation cho việc thêm, xóa hay di chuyển các ô. Hoặc đơn giản hơn, nó cung cấp cho ta DefaultItemAnimator nếu ta chỉ cần animation đơn giản.</text:span></text:p>
      <text:list xml:id="list183225729601032" text:continue-numbering="true" text:style-name="L5">
        <text:list-item>
          <text:p text:style-name="P54">OnItemTouchListener</text:p>
        </text:list-item>
      </text:list>
      <text:p text:style-name="P87">OnItemClickListener được thay bằng OnItemTouchListener trong RecyclerView, các bước thực hiện sẽ phức tạp hơn <text:span text:style-name="T20">nhưng cho ta nhiều khả năng hơn, ví dụ như trong xử lý ges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7T10:14:29.481238868</meta:creation-date>
    <meta:generator>LibreOffice/5.2.2.2$Linux_X86_64 LibreOffice_project/20m0$Build-2</meta:generator>
    <dc:date>2017-07-17T18:32:19.529595737</dc:date>
    <meta:editing-duration>PT4H50M8S</meta:editing-duration>
    <meta:editing-cycles>59</meta:editing-cycles>
    <meta:document-statistic meta:table-count="3" meta:image-count="0" meta:object-count="0" meta:page-count="4" meta:paragraph-count="154" meta:word-count="1390" meta:character-count="7454" meta:non-whitespace-character-count="6265"/>
  </office:meta>
</office:document-meta>
</file>